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svg:stroke-width="0.706cm" svg:stroke-color="#661900" draw:marker-start-width="1.258cm" draw:marker-end-width="1.258cm" draw:fill="none" draw:textarea-vertical-align="middle" fo:padding-top="0.477cm" fo:padding-bottom="0.477cm" fo:padding-left="0.602cm" fo:padding-right="0.602cm"/>
    </style:style>
    <style:style style:name="gr2" style:family="graphic" style:parent-style-name="standard">
      <style:graphic-properties draw:textarea-horizontal-align="justify" draw:textarea-vertical-align="middle" draw:auto-grow-height="false" fo:min-height="0.384cm" fo:min-width="1.832cm"/>
    </style:style>
    <style:style style:name="gr3" style:family="graphic" style:parent-style-name="standard">
      <style:graphic-properties draw:fill-color="#1c1c1c" draw:textarea-horizontal-align="justify" draw:textarea-vertical-align="middle" draw:auto-grow-height="false" fo:min-height="1.312cm" fo:min-width="5.231cm"/>
    </style:style>
    <style:style style:name="gr4" style:family="graphic" style:parent-style-name="standard">
      <style:graphic-properties draw:fill-color="#999966" draw:textarea-horizontal-align="justify" draw:textarea-vertical-align="middle" draw:auto-grow-height="false" fo:min-height="1.221cm" fo:min-width="2.579cm"/>
    </style:style>
    <style:style style:name="gr5" style:family="graphic" style:parent-style-name="standard">
      <style:graphic-properties draw:stroke="none" svg:stroke-color="#000000" draw:fill="none" draw:fill-color="#ffffff" fo:min-height="1.063cm"/>
    </style:style>
    <style:style style:name="gr6" style:family="graphic" style:parent-style-name="standard">
      <style:graphic-properties draw:stroke="none" svg:stroke-color="#000000" draw:fill="none" draw:fill-color="#ffffff" fo:min-height="1.04cm"/>
    </style:style>
    <style:style style:name="gr7" style:family="graphic" style:parent-style-name="standard">
      <style:graphic-properties draw:stroke="none" svg:stroke-color="#000000" draw:fill="none" draw:fill-color="#ffffff" fo:min-height="1.764cm"/>
    </style:style>
    <style:style style:name="gr8" style:family="graphic" style:parent-style-name="standard">
      <style:graphic-properties draw:stroke="none" svg:stroke-color="#000000" draw:fill="none" draw:fill-color="#ffffff" fo:min-height="1.666cm"/>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graphic-properties draw:stroke="none" svg:stroke-color="#000000" draw:fill="none" draw:fill-color="#ffffff" fo:min-height="1.942cm"/>
    </style:style>
    <style:style style:name="gr11" style:family="graphic" style:parent-style-name="standard">
      <style:graphic-properties draw:textarea-horizontal-align="justify" draw:textarea-vertical-align="middle" draw:auto-grow-height="false" fo:min-height="0.384cm" fo:min-width="10.577cm"/>
    </style:style>
    <style:style style:name="gr12" style:family="graphic" style:parent-style-name="standard">
      <style:graphic-properties draw:fill-color="#000000" draw:textarea-horizontal-align="justify" draw:textarea-vertical-align="middle" draw:auto-grow-height="false" fo:min-height="1.697cm" fo:min-width="1.47cm"/>
    </style:style>
    <style:style style:name="gr13" style:family="graphic" style:parent-style-name="standard">
      <style:graphic-properties draw:stroke="none" svg:stroke-color="#000000" draw:fill="none" draw:fill-color="#ffffff" fo:min-height="1.244cm"/>
    </style:style>
    <style:style style:name="gr14" style:family="graphic" style:parent-style-name="objectwithoutfill">
      <style:graphic-properties svg:stroke-width="1.411cm" draw:marker-start-width="2.316cm" draw:marker-end-width="2.316cm" draw:fill="none" draw:textarea-vertical-align="middle" fo:padding-top="0.83cm" fo:padding-bottom="0.83cm" fo:padding-left="0.955cm" fo:padding-right="0.955cm"/>
    </style:style>
    <style:style style:name="gr15" style:family="graphic" style:parent-style-name="standard">
      <style:graphic-properties draw:stroke="none" svg:stroke-color="#000000" draw:fill="none" draw:fill-color="#ffffff" fo:min-height="2.15cm"/>
    </style:style>
    <style:style style:name="gr16" style:family="graphic" style:parent-style-name="standard">
      <style:graphic-properties draw:stroke="none" svg:stroke-color="#000000" draw:fill="none" draw:fill-color="#ffffff" fo:min-height="2.134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color="#1c1c1c"/>
      <style:paragraph-properties fo:text-align="center"/>
    </style:style>
    <style:style style:name="P4" style:family="paragraph">
      <loext:graphic-properties draw:fill-color="#999966"/>
      <style:paragraph-properties fo:text-align="center"/>
    </style:style>
    <style:style style:name="P5" style:family="paragraph">
      <style:text-properties fo:font-size="14pt" style:font-size-asian="14pt" style:font-size-complex="14pt"/>
    </style:style>
    <style:style style:name="P6" style:family="paragraph">
      <loext:graphic-properties draw:fill="none" draw:fill-color="#ffffff"/>
      <style:text-properties fo:font-size="14pt" style:font-size-asian="14pt" style:font-size-complex="14pt"/>
    </style:style>
    <style:style style:name="P7" style:family="paragraph">
      <loext:graphic-properties draw:fill-color="#000000"/>
      <style:paragraph-properties fo:text-align="center"/>
    </style:style>
    <style:style style:name="P8" style:family="paragraph">
      <loext:graphic-properties draw:fill="none" draw:fill-color="#ffffff"/>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ath draw:style-name="gr1" draw:text-style-name="P1" draw:layer="layout" svg:width="3.184cm" svg:height="2.608cm" draw:transform="rotate (-0.785398163397448) translate (16.459cm 23.091cm)" svg:viewBox="0 0 3185 2609" svg:d="M0 0c304 20 622 5 912 112 241 88 415 288 592 464 173 172 352 352 433 593 82 244 174 479 256 737 79 252 440 198 656 304l176 143 112 209 48 47">
          <text:p/>
        </draw:path>
        <draw:custom-shape draw:style-name="gr2" draw:text-style-name="P2" draw:layer="layout" svg:width="2.332cm" svg:height="0.634cm" draw:transform="rotate (1.55840448910574) translate (16.643cm 19.478cm)">
          <text:p/>
          <draw:enhanced-geometry svg:viewBox="0 0 21600 21600" draw:type="rectangle" draw:enhanced-path="M 0 0 L 21600 0 21600 21600 0 21600 0 0 Z N"/>
        </draw:custom-shape>
        <draw:path draw:style-name="gr1" draw:text-style-name="P1" draw:layer="layout" svg:width="6.742cm" svg:height="10.922cm" draw:transform="skewX (0.202458193231342) rotate (0.436332312998582) translate (8.36805371031783cm 4.4757545260162cm)" svg:viewBox="0 0 6743 10923" svg:d="M0 34c292 45 581-11 872-29 281-18 559 17 837 19 247 2 488 84 720 184 224 96 449 175 678 257 235 85 470 169 670 378 208 217 495 376 585 709 91 342 270 603 447 865 211 315 226 758 353 1132 123 364 346 646 547 939 193 280 366 591 447 957 80 364 251 784 115 1123-199 500 265 645 304 1050 39 407 194 798 165 1206-24 322 54 689-129 957-156 228-375 421-433 736l-72 276-58 130">
          <text:p/>
        </draw:path>
        <draw:custom-shape draw:style-name="gr2" draw:text-style-name="P2" draw:layer="layout" svg:width="2.332cm" svg:height="0.634cm" draw:transform="rotate (0.24312436480281) translate (1.517cm 5.859cm)">
          <text:p/>
          <draw:enhanced-geometry svg:viewBox="0 0 21600 21600" draw:type="rectangle" draw:enhanced-path="M 0 0 L 21600 0 21600 21600 0 21600 0 0 Z N"/>
        </draw:custom-shape>
        <draw:custom-shape draw:style-name="gr3" draw:text-style-name="P3" draw:layer="layout" svg:width="5.731cm" svg:height="1.562cm" draw:transform="rotate (0.25551620249197) translate (3.486cm 4.823cm)">
          <text:p/>
          <draw:enhanced-geometry svg:viewBox="0 0 21600 21600" draw:type="rectangle" draw:enhanced-path="M 0 0 L 21600 0 21600 21600 0 21600 0 0 Z N"/>
        </draw:custom-shape>
        <draw:custom-shape draw:style-name="gr4" draw:text-style-name="P4" draw:layer="layout" svg:width="3.079cm" svg:height="1.471cm" svg:x="14.873cm" svg:y="12.338cm">
          <text:p/>
          <draw:enhanced-geometry svg:viewBox="0 0 21600 21600" draw:type="rectangle" draw:enhanced-path="M 0 0 L 21600 0 21600 21600 0 21600 0 0 Z N"/>
        </draw:custom-shape>
        <draw:frame draw:style-name="gr5" draw:text-style-name="P6" draw:layer="layout" svg:width="2.92cm" svg:height="1.361cm" svg:x="1.246cm" svg:y="1.517cm">
          <draw:text-box>
            <text:p text:style-name="P5"><text:span text:style-name="T1">MDPE</text:span></text:p>
            <text:p text:style-name="P5"><text:span text:style-name="T1">“</text:span><text:span text:style-name="T1">blue” pipe</text:span></text:p>
          </draw:text-box>
        </draw:frame>
        <draw:frame draw:style-name="gr6" draw:text-style-name="P6" draw:layer="layout" svg:width="4.12cm" svg:height="1.361cm" svg:x="5.049cm" svg:y="1.336cm">
          <draw:text-box>
            <text:p text:style-name="P5"><text:span text:style-name="T1">Couplings and non-return valve</text:span></text:p>
          </draw:text-box>
        </draw:frame>
        <draw:frame draw:style-name="gr7" draw:text-style-name="P6" draw:layer="layout" svg:width="3.645cm" svg:height="2.014cm" svg:x="14.33cm" svg:y="1.766cm">
          <draw:text-box>
            <text:p text:style-name="P5"><text:span text:style-name="T1">Flexible hose</text:span></text:p>
          </draw:text-box>
        </draw:frame>
        <draw:frame draw:style-name="gr8" draw:text-style-name="P6" draw:layer="layout" svg:width="3.686cm" svg:height="1.916cm" svg:x="16.688cm" svg:y="7.551cm">
          <draw:text-box>
            <text:p text:style-name="P5"><text:span text:style-name="T1">Circulation Pump</text:span></text:p>
          </draw:text-box>
        </draw:frame>
        <draw:line draw:style-name="gr9" draw:text-style-name="P1" draw:layer="layout" svg:x1="2.4cm" svg:y1="2.671cm" svg:x2="2.355cm" svg:y2="5.931cm">
          <text:p/>
        </draw:line>
        <draw:line draw:style-name="gr9" draw:text-style-name="P1" draw:layer="layout" svg:x1="6.656cm" svg:y1="2.671cm" svg:x2="6.656cm" svg:y2="3.939cm">
          <text:p/>
        </draw:line>
        <draw:line draw:style-name="gr9" draw:text-style-name="P1" draw:layer="layout" svg:x1="15.53cm" svg:y1="2.535cm" svg:x2="14.297cm" svg:y2="5.478cm">
          <text:p/>
        </draw:line>
        <draw:line draw:style-name="gr9" draw:text-style-name="P1" draw:layer="layout" svg:x1="17.568cm" svg:y1="9.055cm" svg:x2="17.341cm" svg:y2="12.179cm">
          <text:p/>
        </draw:line>
        <draw:custom-shape draw:style-name="gr2" draw:text-style-name="P2" draw:layer="layout" svg:width="2.332cm" svg:height="0.634cm" draw:transform="rotate (0.24312436480281) translate (2.138cm 16.568cm)">
          <text:p/>
          <draw:enhanced-geometry svg:viewBox="0 0 21600 21600" draw:type="rectangle" draw:enhanced-path="M 0 0 L 21600 0 21600 21600 0 21600 0 0 Z N"/>
        </draw:custom-shape>
        <draw:custom-shape draw:style-name="gr3" draw:text-style-name="P3" draw:layer="layout" svg:width="5.731cm" svg:height="1.562cm" draw:transform="rotate (-1.58894775101564) translate (17.734cm 19.229cm)">
          <text:p/>
          <draw:enhanced-geometry svg:viewBox="0 0 21600 21600" draw:type="rectangle" draw:enhanced-path="M 0 0 L 21600 0 21600 21600 0 21600 0 0 Z N"/>
        </draw:custom-shape>
        <draw:custom-shape draw:style-name="gr4" draw:text-style-name="P4" draw:layer="layout" svg:width="3.079cm" svg:height="1.471cm" svg:x="15.694cm" svg:y="26.434cm">
          <text:p/>
          <draw:enhanced-geometry svg:viewBox="0 0 21600 21600" draw:type="rectangle" draw:enhanced-path="M 0 0 L 21600 0 21600 21600 0 21600 0 0 Z N"/>
        </draw:custom-shape>
        <draw:frame draw:style-name="gr5" draw:text-style-name="P6" draw:layer="layout" svg:width="2.92cm" svg:height="1.361cm" svg:x="9.198cm" svg:y="18.754cm">
          <draw:text-box>
            <text:p text:style-name="P5"><text:span text:style-name="T1">MDPE</text:span></text:p>
            <text:p text:style-name="P5"><text:span text:style-name="T1">“</text:span><text:span text:style-name="T1">blue” pipe</text:span></text:p>
          </draw:text-box>
        </draw:frame>
        <draw:frame draw:style-name="gr10" draw:text-style-name="P6" draw:layer="layout" svg:width="2.91cm" svg:height="2.192cm" svg:x="17.555cm" svg:y="21.597cm">
          <draw:text-box>
            <text:p text:style-name="P5"><text:span text:style-name="T1">Circulation Pump</text:span></text:p>
          </draw:text-box>
        </draw:frame>
        <draw:line draw:style-name="gr9" draw:text-style-name="P1" draw:layer="layout" svg:x1="9.055cm" svg:y1="19.152cm" svg:x2="3.886cm" svg:y2="17.554cm">
          <text:p/>
        </draw:line>
        <draw:line draw:style-name="gr9" draw:text-style-name="P1" draw:layer="layout" svg:x1="18.389cm" svg:y1="23.151cm" svg:x2="18.162cm" svg:y2="26.275cm">
          <text:p/>
        </draw:line>
        <draw:custom-shape draw:style-name="gr11" draw:text-style-name="P2" draw:layer="layout" svg:width="11.077cm" svg:height="0.634cm" draw:transform="rotate (-0.00418879020478637) translate (5.269cm 15.88cm)">
          <text:p/>
          <draw:enhanced-geometry svg:viewBox="0 0 21600 21600" draw:type="rectangle" draw:enhanced-path="M 0 0 L 21600 0 21600 21600 0 21600 0 0 Z N"/>
        </draw:custom-shape>
        <draw:custom-shape draw:style-name="gr12" draw:text-style-name="P7" draw:layer="layout" svg:width="1.97cm" svg:height="1.947cm" svg:x="15.869cm" svg:y="15.575cm">
          <text:p/>
          <draw:enhanced-geometry svg:viewBox="0 0 21600 21600" draw:type="rectangle" draw:enhanced-path="M 0 0 L 21600 0 21600 21600 0 21600 0 0 Z N"/>
        </draw:custom-shape>
        <draw:frame draw:style-name="gr6" draw:text-style-name="P6" draw:layer="layout" svg:width="4.12cm" svg:height="1.361cm" svg:x="10.346cm" svg:y="21.032cm">
          <draw:text-box>
            <text:p text:style-name="P5"><text:span text:style-name="T1">Couplings and non-return valve</text:span></text:p>
          </draw:text-box>
        </draw:frame>
        <draw:frame draw:style-name="gr7" draw:text-style-name="P6" draw:layer="layout" svg:width="3.645cm" svg:height="2.014cm" svg:x="9.396cm" svg:y="24.132cm">
          <draw:text-box>
            <text:p text:style-name="P5"><text:span text:style-name="T1">Flexible hose</text:span></text:p>
          </draw:text-box>
        </draw:frame>
        <draw:line draw:style-name="gr9" draw:text-style-name="P1" draw:layer="layout" svg:x1="10.051cm" svg:y1="18.473cm" svg:x2="10.142cm" svg:y2="16.934cm">
          <text:p/>
        </draw:line>
        <draw:line draw:style-name="gr9" draw:text-style-name="P1" draw:layer="layout" svg:x1="12.089cm" svg:y1="19.107cm" svg:x2="16.345cm" svg:y2="18.337cm">
          <text:p/>
        </draw:line>
        <draw:line draw:style-name="gr9" draw:text-style-name="P1" draw:layer="layout" svg:x1="12.949cm" svg:y1="24.676cm" svg:x2="16.345cm" svg:y2="25.717cm">
          <text:p/>
        </draw:line>
        <draw:line draw:style-name="gr9" draw:text-style-name="P1" draw:layer="layout" svg:x1="14.353cm" svg:y1="21.552cm" svg:x2="16.028cm" svg:y2="21.552cm">
          <text:p/>
        </draw:line>
        <draw:frame draw:style-name="gr13" draw:text-style-name="P6" draw:layer="layout" svg:width="4.12cm" svg:height="1.494cm" svg:x="9.553cm" svg:y="13.764cm">
          <draw:text-box>
            <text:p text:style-name="P5"><text:span text:style-name="T1">Right angle coupling</text:span></text:p>
          </draw:text-box>
        </draw:frame>
        <draw:line draw:style-name="gr9" draw:text-style-name="P1" draw:layer="layout" svg:x1="12.949cm" svg:y1="14.851cm" svg:x2="15.847cm" svg:y2="15.53cm">
          <text:p/>
        </draw:line>
        <draw:path draw:style-name="gr14" draw:text-style-name="P1" draw:layer="layout" svg:width="1.361cm" svg:height="0.277cm" draw:transform="rotate (0.380830842785163) translate (4.20147194927861cm 16.41220226859cm)" svg:viewBox="0 0 1362 278" svg:d="M0 26l547-26 437 127 378 151">
          <text:p/>
        </draw:path>
        <draw:frame draw:style-name="gr8" draw:text-style-name="P6" draw:layer="layout" svg:width="5.025cm" svg:height="1.916cm" svg:x="2.536cm" svg:y="13.402cm">
          <draw:text-box>
            <text:p text:style-name="P5"><text:span text:style-name="T1">Flexibile rubber coupling</text:span></text:p>
          </draw:text-box>
        </draw:frame>
        <draw:line draw:style-name="gr9" draw:text-style-name="P1" draw:layer="layout" svg:x1="5.116cm" svg:y1="14.444cm" svg:x2="4.98cm" svg:y2="15.485cm">
          <text:p/>
        </draw:line>
        <draw:frame draw:style-name="gr15" draw:text-style-name="P8" draw:layer="layout" svg:width="6.021cm" svg:height="2.4cm" svg:x="5.343cm" svg:y="7.516cm">
          <draw:text-box>
            <text:p>AS-IS</text:p>
          </draw:text-box>
        </draw:frame>
        <draw:frame draw:style-name="gr16" draw:text-style-name="P8" draw:layer="layout" svg:width="5.434cm" svg:height="2.384cm" svg:x="3.667cm" svg:y="21.416cm">
          <draw:text-box>
            <text:p>AFTER</text:p>
            <text:p>MODIFICATIO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6-11T09:14:02.730540556</meta:creation-date>
    <dc:date>2018-06-11T09:35:38.391433302</dc:date>
    <meta:editing-duration>PT11M4S</meta:editing-duration>
    <meta:editing-cycles>1</meta:editing-cycles>
    <meta:document-statistic meta:object-count="36"/>
    <meta:generator>LibreOffice_Vanilla/6.0.4.5$MacOSX_X86_64 LibreOffice_project/6840e4519a6ce8bcc1328eb2d87b5c46c6df1038</meta:generator>
  </office:meta>
</office:document-meta>
</file>